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itle" style:master-page-name="">
      <style:paragraph-properties fo:margin-top="5.6cm" fo:margin-bottom="5.9cm" loext:contextual-spacing="false" fo:orphans="5" fo:widows="5" style:page-number="auto"/>
      <style:text-properties fo:language="fr" fo:country="FR" officeooo:rsid="00007c7c" officeooo:paragraph-rsid="00007c7c"/>
    </style:style>
    <style:style style:name="P2" style:family="paragraph" style:parent-style-name="Heading_20_2">
      <style:paragraph-properties fo:text-align="justify" style:justify-single-word="false" fo:orphans="5" fo:widows="5"/>
      <style:text-properties officeooo:rsid="0002b1d4" officeooo:paragraph-rsid="0002dc44"/>
    </style:style>
    <style:style style:name="P3" style:family="paragraph" style:parent-style-name="Heading_20_2">
      <style:paragraph-properties fo:text-align="justify" style:justify-single-word="false" fo:orphans="5" fo:widows="5"/>
    </style:style>
    <style:style style:name="P4" style:family="paragraph" style:parent-style-name="Heading_20_2">
      <style:paragraph-properties fo:text-align="justify" style:justify-single-word="false" fo:orphans="5" fo:widows="5"/>
      <style:text-properties officeooo:paragraph-rsid="000ae184"/>
    </style:style>
    <style:style style:name="P5" style:family="paragraph" style:parent-style-name="Heading_20_2">
      <style:paragraph-properties fo:text-align="justify" style:justify-single-word="false" fo:orphans="5" fo:widows="5"/>
      <style:text-properties officeooo:paragraph-rsid="0002dc44"/>
    </style:style>
    <style:style style:name="P6" style:family="paragraph" style:parent-style-name="Heading_20_2">
      <style:paragraph-properties fo:text-align="justify" style:justify-single-word="false" fo:orphans="5" fo:widows="5"/>
      <style:text-properties fo:color="#2a6099" style:font-name="Liberation Serif" fo:font-size="18pt" fo:font-weight="bold" style:font-name-asian="NSimSun" style:font-size-asian="18pt" style:font-weight-asian="bold" style:font-name-complex="Arial" style:font-size-complex="18pt" style:font-weight-complex="bold"/>
    </style:style>
    <style:style style:name="P7" style:family="paragraph" style:parent-style-name="Heading_20_2">
      <style:paragraph-properties fo:text-align="justify" style:justify-single-word="false" fo:orphans="5" fo:widows="5"/>
      <style:text-properties fo:color="#2a6099" style:font-name="Liberation Serif" fo:font-size="18pt" fo:font-weight="bold" officeooo:paragraph-rsid="0002dc44" style:font-name-asian="NSimSun" style:font-size-asian="18pt" style:font-weight-asian="bold" style:font-name-complex="Arial" style:font-size-complex="18pt" style:font-weight-complex="bold"/>
    </style:style>
    <style:style style:name="P8" style:family="paragraph" style:parent-style-name="Heading_20_2">
      <style:paragraph-properties fo:text-align="justify" style:justify-single-word="false" fo:orphans="5" fo:widows="5"/>
      <style:text-properties fo:color="#2a6099" style:font-name="Liberation Serif" fo:font-size="18pt" fo:font-weight="bold" officeooo:rsid="0002b1d4" officeooo:paragraph-rsid="000ae184" style:font-name-asian="NSimSun" style:font-size-asian="18pt" style:font-weight-asian="bold" style:font-name-complex="Arial" style:font-size-complex="18pt" style:font-weight-complex="bold"/>
    </style:style>
    <style:style style:name="P9" style:family="paragraph" style:parent-style-name="Heading_20_2">
      <style:paragraph-properties fo:text-align="justify" style:justify-single-word="false" fo:orphans="5" fo:widows="5"/>
      <style:text-properties fo:color="#2a6099" officeooo:paragraph-rsid="0002dc44"/>
    </style:style>
    <style:style style:name="P10" style:family="paragraph" style:parent-style-name="Heading_20_2">
      <style:paragraph-properties fo:text-align="justify" style:justify-single-word="false" fo:orphans="5" fo:widows="5"/>
      <style:text-properties style:use-window-font-color="true" style:font-name="Liberation Serif" fo:font-size="18pt" fo:font-weight="bold" officeooo:rsid="0001fef5" officeooo:paragraph-rsid="000ae184" style:font-name-asian="NSimSun" style:font-size-asian="18pt" style:font-weight-asian="bold" style:font-name-complex="Arial" style:font-size-complex="18pt" style:font-weight-complex="bold"/>
    </style:style>
    <style:style style:name="P11" style:family="paragraph" style:parent-style-name="Heading_20_2">
      <style:paragraph-properties fo:text-align="justify" style:justify-single-word="false" fo:orphans="5" fo:widows="5"/>
      <style:text-properties style:use-window-font-color="true" style:font-name="Liberation Serif" fo:font-size="18pt" fo:font-weight="bold" officeooo:paragraph-rsid="0002dc44" style:font-name-asian="NSimSun" style:font-size-asian="18pt" style:font-weight-asian="bold" style:font-name-complex="Arial" style:font-size-complex="18pt" style:font-weight-complex="bold"/>
    </style:style>
    <style:style style:name="P12" style:family="paragraph" style:parent-style-name="Heading_20_2">
      <style:paragraph-properties fo:text-align="justify" style:justify-single-word="false" fo:orphans="5" fo:widows="5"/>
      <style:text-properties style:use-window-font-color="true" officeooo:paragraph-rsid="0002dc44"/>
    </style:style>
    <style:style style:name="P13" style:family="paragraph" style:parent-style-name="Heading_20_2">
      <style:paragraph-properties fo:orphans="5" fo:widows="5"/>
      <style:text-properties officeooo:paragraph-rsid="0009f561"/>
    </style:style>
    <style:style style:name="P14" style:family="paragraph" style:parent-style-name="Heading_20_2">
      <style:paragraph-properties fo:text-align="justify" style:justify-single-word="false" fo:orphans="5" fo:widows="5"/>
      <style:text-properties fo:color="#ff0000"/>
    </style:style>
    <style:style style:name="P15" style:family="paragraph" style:parent-style-name="Text_20_body">
      <style:paragraph-properties fo:text-align="justify" style:justify-single-word="false" fo:orphans="5" fo:widows="5"/>
      <style:text-properties fo:language="fr" fo:country="FR" fo:font-style="italic" style:text-underline-style="none" officeooo:rsid="00007c7c" officeooo:paragraph-rsid="0002dc44" style:font-style-asian="italic" style:font-style-complex="italic"/>
    </style:style>
    <style:style style:name="P16" style:family="paragraph" style:parent-style-name="Text_20_body">
      <style:paragraph-properties fo:text-align="justify" style:justify-single-word="false" fo:orphans="5" fo:widows="5"/>
      <style:text-properties fo:font-size="10pt" fo:font-style="italic" style:text-underline-style="none" officeooo:rsid="00042bf9" officeooo:paragraph-rsid="00042bf9" style:font-size-asian="10pt" style:font-style-asian="italic" style:font-size-complex="10pt" style:font-style-complex="italic"/>
    </style:style>
    <style:style style:name="P17" style:family="paragraph" style:parent-style-name="Text_20_body">
      <style:paragraph-properties fo:text-align="justify" style:justify-single-word="false" fo:orphans="5" fo:widows="5"/>
      <style:text-properties officeooo:rsid="00007c7c" officeooo:paragraph-rsid="00007c7c"/>
    </style:style>
    <style:style style:name="P18" style:family="paragraph" style:parent-style-name="Text_20_body">
      <style:paragraph-properties fo:text-align="justify" style:justify-single-word="false" fo:orphans="5" fo:widows="5"/>
      <style:text-properties officeooo:rsid="00042bf9" officeooo:paragraph-rsid="00042bf9"/>
    </style:style>
    <style:style style:name="P19" style:family="paragraph" style:parent-style-name="Text_20_body">
      <style:paragraph-properties fo:orphans="5" fo:widows="5"/>
    </style:style>
    <style:style style:name="P20" style:family="paragraph" style:parent-style-name="Heading_20_2">
      <style:text-properties fo:color="#00a933"/>
    </style:style>
    <style:style style:name="P21" style:family="paragraph" style:parent-style-name="Heading_20_2">
      <style:paragraph-properties fo:text-align="justify" style:justify-single-word="false" fo:orphans="5" fo:widows="5"/>
      <style:text-properties officeooo:paragraph-rsid="0002dc44"/>
    </style:style>
    <style:style style:name="P22" style:family="paragraph" style:parent-style-name="Heading_20_1">
      <style:paragraph-properties fo:text-align="justify" style:justify-single-word="false" fo:orphans="5" fo:widows="5"/>
      <style:text-properties officeooo:rsid="00007c7c" officeooo:paragraph-rsid="00007c7c"/>
    </style:style>
    <style:style style:name="P23" style:family="paragraph" style:parent-style-name="Text_20_body">
      <style:paragraph-properties fo:text-align="justify" style:justify-single-word="false" fo:orphans="5" fo:widows="5"/>
      <style:text-properties fo:language="fr" fo:country="FR" officeooo:rsid="000f470c" officeooo:paragraph-rsid="000f470c"/>
    </style:style>
    <style:style style:name="P24" style:family="paragraph" style:parent-style-name="Text_20_body">
      <style:paragraph-properties fo:text-align="justify" style:justify-single-word="false" fo:orphans="5" fo:widows="5"/>
      <style:text-properties fo:language="fr" fo:country="FR" officeooo:rsid="000fa6e7" officeooo:paragraph-rsid="000fa6e7"/>
    </style:style>
    <style:style style:name="P25" style:family="paragraph" style:parent-style-name="Text_20_body">
      <style:paragraph-properties fo:text-align="justify" style:justify-single-word="false" fo:orphans="5" fo:widows="5"/>
      <style:text-properties fo:language="fr" fo:country="FR" fo:font-style="normal" officeooo:rsid="000fa6e7" officeooo:paragraph-rsid="000fa6e7" style:font-style-asian="normal" style:font-style-complex="normal"/>
    </style:style>
    <style:style style:name="P26" style:family="paragraph" style:parent-style-name="Text_20_body">
      <style:paragraph-properties fo:text-align="justify" style:justify-single-word="false" fo:orphans="5" fo:widows="5"/>
      <style:text-properties fo:language="fr" fo:country="FR" officeooo:rsid="001191bf" officeooo:paragraph-rsid="001191bf"/>
    </style:style>
    <style:style style:name="P27" style:family="paragraph" style:parent-style-name="Text_20_body">
      <style:paragraph-properties fo:orphans="5" fo:widows="5"/>
      <style:text-properties fo:language="fr" fo:country="FR" officeooo:rsid="001191bf" officeooo:paragraph-rsid="001191bf"/>
    </style:style>
    <style:style style:name="P28" style:family="paragraph" style:parent-style-name="Text_20_body">
      <style:text-properties officeooo:rsid="000fa6e7" officeooo:paragraph-rsid="000fa6e7"/>
    </style:style>
    <style:style style:name="P29" style:family="paragraph" style:parent-style-name="Text_20_body">
      <style:text-properties officeooo:rsid="001191bf" officeooo:paragraph-rsid="001191bf"/>
    </style:style>
    <style:style style:name="P30" style:family="paragraph" style:parent-style-name="Text_20_body">
      <style:paragraph-properties fo:text-align="justify" style:justify-single-word="false"/>
      <style:text-properties officeooo:rsid="00136222" officeooo:paragraph-rsid="00136222"/>
    </style:style>
    <style:style style:name="T1" style:family="text">
      <style:text-properties officeooo:rsid="0001fef5"/>
    </style:style>
    <style:style style:name="T2" style:family="text">
      <style:text-properties officeooo:rsid="0002b1d4"/>
    </style:style>
    <style:style style:name="T3" style:family="text">
      <style:text-properties officeooo:rsid="0002dc44"/>
    </style:style>
    <style:style style:name="T4" style:family="text">
      <style:text-properties fo:color="#2a6099" style:font-name="Liberation Serif" fo:font-size="18pt" fo:font-weight="bold" style:font-name-asian="NSimSun" style:font-size-asian="18pt" style:font-weight-asian="bold" style:font-name-complex="Arial" style:font-size-complex="18pt" style:font-weight-complex="bold"/>
    </style:style>
    <style:style style:name="T5" style:family="text">
      <style:text-properties fo:color="#2a6099" style:font-name="Liberation Serif" fo:font-size="18pt" fo:font-weight="bold" officeooo:rsid="0001fef5" style:font-name-asian="NSimSun" style:font-size-asian="18pt" style:font-weight-asian="bold" style:font-name-complex="Arial" style:font-size-complex="18pt" style:font-weight-complex="bold"/>
    </style:style>
    <style:style style:name="T6" style:family="text">
      <style:text-properties fo:color="#2a6099" style:font-name="Liberation Serif" fo:font-size="18pt" fo:font-weight="bold" officeooo:rsid="0009f561" style:font-name-asian="NSimSun" style:font-size-asian="18pt" style:font-weight-asian="bold" style:font-name-complex="Arial" style:font-size-complex="18pt" style:font-weight-complex="bold"/>
    </style:style>
    <style:style style:name="T7" style:family="text">
      <style:text-properties style:use-window-font-color="true"/>
    </style:style>
    <style:style style:name="T8" style:family="text">
      <style:text-properties style:use-window-font-color="true" style:font-name="Liberation Serif" fo:font-size="18pt" fo:font-weight="bold" style:font-name-asian="NSimSun" style:font-size-asian="18pt" style:font-weight-asian="bold" style:font-name-complex="Arial" style:font-size-complex="18pt" style:font-weight-complex="bold"/>
    </style:style>
    <style:style style:name="T9" style:family="text">
      <style:text-properties style:use-window-font-color="true" style:font-name="Liberation Serif" fo:font-size="18pt" fo:font-weight="bold" officeooo:rsid="0001fef5" style:font-name-asian="NSimSun" style:font-size-asian="18pt" style:font-weight-asian="bold" style:font-name-complex="Arial" style:font-size-complex="18pt" style:font-weight-complex="bold"/>
    </style:style>
    <style:style style:name="T10" style:family="text">
      <style:text-properties style:use-window-font-color="true" officeooo:rsid="0001fef5"/>
    </style:style>
    <style:style style:name="T11" style:family="text">
      <style:text-properties officeooo:rsid="00042bf9"/>
    </style:style>
    <style:style style:name="T12" style:family="text">
      <style:text-properties officeooo:rsid="0005d0a4"/>
    </style:style>
    <style:style style:name="T13" style:family="text">
      <style:text-properties officeooo:rsid="0009f561"/>
    </style:style>
    <style:style style:name="T14" style:family="text">
      <style:text-properties fo:font-style="italic" style:font-style-asian="italic" style:font-style-complex="italic"/>
    </style:style>
    <style:style style:name="T15" style:family="text">
      <style:text-properties fo:font-style="italic" officeooo:rsid="0009f561" style:font-style-asian="italic" style:font-style-complex="italic"/>
    </style:style>
    <style:style style:name="T16" style:family="text">
      <style:text-properties style:font-name="Liberation Serif" fo:font-size="18pt" fo:font-weight="bold" style:font-name-asian="NSimSun" style:font-size-asian="18pt" style:font-weight-asian="bold" style:font-name-complex="Arial" style:font-size-complex="18pt" style:font-weight-complex="bold"/>
    </style:style>
    <style:style style:name="T17" style:family="text">
      <style:text-properties style:font-name="Liberation Serif" fo:font-size="18pt" fo:font-weight="bold" officeooo:rsid="0002dc44" style:font-name-asian="NSimSun" style:font-size-asian="18pt" style:font-weight-asian="bold" style:font-name-complex="Arial" style:font-size-complex="18pt" style:font-weight-complex="bold"/>
    </style:style>
    <style:style style:name="T18" style:family="text">
      <style:text-properties officeooo:rsid="001191b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uide d’entretien</text:p>
      <text:h text:style-name="P22" text:outline-level="1"><text:bookmark-start text:name="__RefHeading___Toc110_2251170917"/>Intro<text:bookmark-end text:name="__RefHeading___Toc110_2251170917"/></text:h>
      <text:p text:style-name="P16">Petit texte afin de mettre à l’aise le correspondant et de lui présenter le <text:span text:style-name="T12">projet</text:span>.</text:p>
      <text:p text:style-name="P17"><text:span text:style-name="T11">On est un groupe d’</text:span>étudiants en Informatique à l’IUT de Saint-Dié-des-Vosges et nous comptons réaliser une petite application mobile afin d’écouter et de visualiser de la musique. Le but est donc de développer une application Android qui affichera des formes 2D et 3D au fur et à mesures que la musique avance et que le timbre augmente, par exemple.</text:p>
      <text:p text:style-name="P18">On a donc réalisé un petit guide d’entretien afin d’avoir une ligne directrice si besoin et de réunir toutes questions qui nous semblaient importantes pour le sujet de notre étude. Je vous préviens de suite, certaines questions peuvent vous semblez quelque peu redondantes. On a choisit, ici, de séparer au maximum les différents aspects des questions pour essayer de cibler le sujet. Par contre libre à vous de développer vos questions et même de divaguer un peu si vous pensez que c’est intéressant. Je doute que nos questions couvrent l’intégralité du sujet.</text:p>
      <text:p text:style-name="P18">Avant de commencer, j’aimerai vous demandez si je peux enregistrer l’entretien. Ça m’avancerai beaucoup dans le travail de synthèse qui vient ensuite. Dans tous les cas, le fichier audio sera transmit uniquement à notre professeur en charge de nous cadrer dans notre projet et mon groupe et moi l’utiliseront dans le seul but de faire une synthèse. Dès que le projet est fini, nous supprimerons le fichier.</text:p>
      <text:p text:style-name="P18"><text:soft-page-break/>Donc première question :</text:p>
      <text:h text:style-name="P3" text:outline-level="2"><text:bookmark-start text:name="__RefHeading___Toc114_2251170917"/><text:span text:style-name="T7">Pouvez-vous vous présentez ?</text:span> <text:bookmark-end text:name="__RefHeading___Toc114_2251170917"/></text:h>
      <text:p text:style-name="P15">(Nom, prénom, age, emploie, <text:span text:style-name="T1">style de </text:span>musique écoutée, …)</text:p>
      <text:p text:style-name="P23">L’auditeur s’appelle Mathéo Faivre. C’est un étudiant en Informatique de 19 ans qui écoute toute sorte de musique.</text:p>
      <text:h text:style-name="P9" text:outline-level="2"><text:bookmark-start text:name="__RefHeading___Toc116_2251170917"/>Écout<text:span text:style-name="T1">ez-vous</text:span> souvent de la musique?<text:bookmark-end text:name="__RefHeading___Toc116_2251170917"/></text:h>
      <text:p text:style-name="P23">Fréquemment mais surtout en voiture. Préfère écouter les musique de son téléphone plutôt que la radio (a cause des col).</text:p>
      <text:h text:style-name="P7" text:outline-level="2"><text:bookmark-start text:name="__RefHeading___Toc118_2251170917"/><text:span text:style-name="T3">A</text:span> quel fréquence ?<text:bookmark-end text:name="__RefHeading___Toc118_2251170917"/></text:h>
      <text:p text:style-name="P23">Durant ses trajets en voiture. Mais aussi quand il fait une tâche sur le PC par exemple (programmation)</text:p>
      <text:h text:style-name="P4" text:outline-level="2"><text:span text:style-name="T4">Pourquoi ?</text:span> </text:h>
      <text:p text:style-name="P23">Pour faire passer le temps, notamment en voiture.</text:p>
      <text:h text:style-name="P8" text:outline-level="2"><text:bookmark-start text:name="__RefHeading___Toc124_22511709171"/>Aimez-vous cela ?<text:bookmark-end text:name="__RefHeading___Toc124_22511709171"/></text:h>
      <text:p text:style-name="P23">Oui</text:p>
      <text:h text:style-name="P5" text:outline-level="2"><text:bookmark-start text:name="__RefHeading___Toc120_2251170917"/><text:span text:style-name="T1">Regardez-vous</text:span><text:span text:style-name="T10"> </text:span><text:span text:style-name="T7">de la musi</text:span>que ?<text:bookmark-end text:name="__RefHeading___Toc120_2251170917"/></text:h>
      <text:p text:style-name="P23">Oui</text:p>
      <text:h text:style-name="P10" text:outline-level="2">A quel fréquence ?</text:h>
      <text:p text:style-name="P23">Rarement mais uniquement quand il écoute sur Youtube.</text:p>
      <text:h text:style-name="P6" text:outline-level="2"><text:bookmark-start text:name="__RefHeading___Toc126_2251170917"/>Quand vous écoutez de la musique sur votre téléphone par exemple, regardez-vous la vidéo s'il y en a une ?<text:bookmark-end text:name="__RefHeading___Toc126_2251170917"/></text:h>
      <text:p text:style-name="P24">Non sauf quand il est sur Youtube.</text:p>
      <text:h text:style-name="P6" text:outline-level="2"><text:bookmark-start text:name="__RefHeading___Toc128_2251170917"/>Pourquoi ?<text:bookmark-end text:name="__RefHeading___Toc128_2251170917"/></text:h>
      <text:p text:style-name="P24">Le clip rajoute un truc selon lui, il permet parfois de mieux comprendre la musique et c’est souvent plutôt beau.</text:p>
      <text:h text:style-name="P5" text:outline-level="2"><text:bookmark-start text:name="__RefHeading___Toc130_2251170917"/><text:soft-page-break/>Quel logiciel utilisez-vous, pour écouter de la musique ?<text:bookmark-end text:name="__RefHeading___Toc130_2251170917"/></text:h>
      <text:p text:style-name="P24">Youtube, logiciel de base sur PC (Groove, Windows Media Player) et logiciel de base sur téléphone</text:p>
      <text:h text:style-name="P2" text:outline-level="2"><text:bookmark-start text:name="__RefHeading___Toc132_2251170917"/>Depuis combien de temps ?<text:bookmark-end text:name="__RefHeading___Toc132_2251170917"/></text:h>
      <text:p text:style-name="P24">Commencer à écouter au collège et en écoute de plus en plus.</text:p>
      <text:h text:style-name="P20" text:outline-level="2">Pourriez-vous vivre sans musique ?</text:h>
      <text:p text:style-name="P28">Oui, c’est surtout pour passer le temps.</text:p>
      <text:h text:style-name="P13" text:outline-level="2"><text:span text:style-name="T13">D</text:span>ans quel condition u<text:span text:style-name="T13">tilisez-vous ce logiciel </text:span>?</text:h>
      <text:p text:style-name="P19"><text:span text:style-name="T14">(Train, bus, chez soi ... </text:span><text:span text:style-name="T15">)</text:span></text:p>
      <text:p text:style-name="P25">Voiture : passer le temps</text:p>
      <text:p text:style-name="P25">PC : passer le temps → codage</text:p>
      <text:p text:style-name="P25">Soirée : car sinon pas une soirée</text:p>
      <text:h text:style-name="P11" text:outline-level="2"><text:bookmark-start text:name="__RefHeading___Toc134_2251170917"/>Pensez-vous que <text:span text:style-name="T2">le</text:span> logiciel que vous utilisez peut être améliorer ?<text:bookmark-end text:name="__RefHeading___Toc134_2251170917"/></text:h>
      <text:p text:style-name="P24">Oui notamment dans l’ergonomie du système car parfois l’interface est peux explicite.</text:p>
      <text:h text:style-name="P12" text:outline-level="2"><text:bookmark-start text:name="__RefHeading___Toc136_2251170917"/><text:span text:style-name="T17">E</text:span><text:span text:style-name="T16">n quoi ?</text:span> <text:bookmark-end text:name="__RefHeading___Toc136_2251170917"/></text:h>
      <text:p text:style-name="P24">Boutons explicites</text:p>
      <text:h text:style-name="P20" text:outline-level="2">Est-ce important pour vous la lecture aléatoire ?</text:h>
      <text:p text:style-name="P28">Oui, sa permet de changer de type de musique.</text:p>
      <text:h text:style-name="P20" text:outline-level="2">Avez-vous un affichage que vous préfér<text:span text:style-name="T18">ez</text:span> (clip officiel, forme générée, …) ?</text:h>
      <text:p text:style-name="P29"><text:span text:style-name="T7">Non, pas de préférence.</text:span></text:p>
      <text:h text:style-name="P20" text:outline-level="2">Comment avez-vous connu YouTube ?</text:h>
      <text:p text:style-name="P26">En allant sur Google (proposition automatique) ou avec la famille.</text:p>
      <text:h text:style-name="P5" text:outline-level="2"><text:bookmark-start text:name="__RefHeading___Toc152_2251170917"/><text:soft-page-break/>Quels sont les critères important<text:span text:style-name="T1">s</text:span> lorsque vous choisissez un logiciel pour écoute<text:span text:style-name="T1">r de la musique ? </text:span><text:bookmark-end text:name="__RefHeading___Toc152_2251170917"/></text:h>
      <text:p text:style-name="P26">Gratuite ou semi gratuite</text:p>
      <text:p text:style-name="P26">Large choix</text:p>
      <text:p text:style-name="P26">Ergonomie → petit plus</text:p>
      <text:h text:style-name="P5" text:outline-level="2"><text:bookmark-start text:name="__RefHeading___Toc154_22511709171"/><text:span text:style-name="T8">Pourquoi utilisez-vous principalement YouTube pour écouter une </text:span><text:span text:style-name="T9">musique</text:span><text:span text:style-name="T8"> ?</text:span> <text:bookmark-end text:name="__RefHeading___Toc154_22511709171"/></text:h>
      <text:p text:style-name="P26">Gratuit et proposition des meilleurs musiques.</text:p>
      <text:h text:style-name="P5" text:outline-level="2"><text:bookmark-start text:name="__RefHeading___Toc156_2251170917"/>Sur quel appareil écoutez-vous de la musique ? <text:bookmark-end text:name="__RefHeading___Toc156_2251170917"/></text:h>
      <text:p text:style-name="P26">Téléphone et ordinateur</text:p>
      <text:h text:style-name="P5" text:outline-level="2"><text:bookmark-start text:name="__RefHeading___Toc158_2251170917"/><text:span text:style-name="T1">L’utilisez-vous pour la v</text:span>isualis<text:span text:style-name="T1">er</text:span>? <text:bookmark-end text:name="__RefHeading___Toc158_2251170917"/></text:h>
      <text:p text:style-name="P26">Téléphone et ordinateur</text:p>
      <text:h text:style-name="P20" text:outline-level="2">Dans votre voiture, vous utilisez quelle application ?</text:h>
      <text:p text:style-name="P29"><text:span text:style-name="T7">L’application de mon téléphone.</text:span></text:p>
      <text:h text:style-name="P14" text:outline-level="2"><text:bookmark-start text:name="__RefHeading___Toc162_2251170917"/>Lorsque vous regardez <text:span text:style-name="T1">de </text:span>la musique, à quoi pensez-vous ? ( Aide à réfléchir... ) <text:bookmark-end text:name="__RefHeading___Toc162_2251170917"/></text:h>
      <text:p text:style-name="P26">Sa dépend du thème de la musique, mais sa l’aide à réfléchir.</text:p>
      <text:h text:style-name="P3" text:outline-level="2"><text:bookmark-start text:name="__RefHeading___Toc164_2251170917"/><text:span text:style-name="T4">Avez-vous des </text:span><text:span text:style-name="T5">recommandations</text:span><text:span text:style-name="T4"> pour une futur application ?</text:span> <text:bookmark-end text:name="__RefHeading___Toc164_2251170917"/></text:h>
      <text:p text:style-name="P26">L’ergonomie, bien présenté</text:p>
      <text:p text:style-name="P26">Menu avec « ouvrir une musique », ou Drag&amp;Drop</text:p>
      <text:h text:style-name="P13" text:outline-level="2">Pensez-vous que j'ai <text:span text:style-name="T13">omis</text:span> un sujet qui vous <text:span text:style-name="T13">parait</text:span> important ?</text:h>
      <text:p text:style-name="P27">Non</text:p>
      <text:h text:style-name="P13" text:outline-level="2"><text:span text:style-name="T4">Avez-vous des choses à ajouter </text:span><text:span text:style-name="T6">pour finaliser</text:span><text:span text:style-name="T4"> notre entretient ?</text:span> </text:h>
      <text:p text:style-name="P27">Non</text:p>
      <text:p text:style-name="Title"><text:soft-page-break/>Conclusion</text:p>
      <text:p text:style-name="P30">Mathéo est un jeune étudiant en Informatique de 19 ans, ils écoutent tous les types de musiques. Il préfère écouter de la musique plutôt que de la regarder, mais sa lui arrive de faire les deux. Visualiser de la musique rajoute quelque chose selon lui, la musique est plus facilement compréhensible et la vidéo est souvent belle.</text:p>
      <text:p text:style-name="P30">Il écoute principalement de la musique durant ses trajets en voiture ou alors lorsqu’il est sur le PC en train de programmer notamment. Le but de son écoute pour lui est de se concentrer et de faire passer le temps. </text:p>
      <text:p text:style-name="P30">Il n’utilise pas d’application spécifique, il se contente des applications qui lui sont fournis de base. Cependant, il utilise parfois YouTube afin d’écouter et/ou de visualiser de la musique. </text:p>
      <text:p text:style-name="P30">Il privilégie au dessus de tous la gratuité de ses applications et le large choix de musique, l’ergonomie de l’application est un plus pour lu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_64 LibreOffice_project/2412653d852ce75f65fbfa83fb7e7b669a126d64</meta:generator>
    <dc:date>2019-10-06T16:12:53.962000000</dc:date>
    <meta:editing-duration>PT2H12M28S</meta:editing-duration>
    <meta:editing-cycles>8</meta:editing-cycles>
    <meta:document-statistic meta:table-count="0" meta:image-count="0" meta:object-count="0" meta:page-count="5" meta:paragraph-count="73" meta:word-count="854" meta:character-count="5103" meta:non-whitespace-character-count="4309"/>
  </office:meta>
</office:document-meta>
</file>